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3-03" calcext:value-type="date">
            <text:p>03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6-02" calcext:value-type="date">
            <text:p>02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7-02" calcext:value-type="date">
            <text:p>02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8-01" calcext:value-type="date">
            <text:p>0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 table:formula="of:=[.C15]-[.F1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5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31">00/00/0000</text:date></text:span><text:span text:style-name="MT2"><text:s/>- </text:span><text:span text:style-name="MT2"><text:time style:data-style-name="N2" text:time-value="13:52:39.747448300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3:52:39.75969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5:02:04</meta:creation-date>
    <dc:date>2025-10-31T13:52:58.207928900</dc:date>
    <meta:print-date>2019-10-31T18:04:07.913029257</meta:print-date>
    <dc:language>pt-PT</dc:language>
    <meta:editing-cycles>553</meta:editing-cycles>
    <meta:editing-duration>P1DT8H21M52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